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OpenSymbol" svg:font-family="OpenSymbol"/>
    <style:font-face style:name="Adobe Caslon Pro Bold" svg:font-family="'Adobe Caslon Pro Bold'" style:font-adornments="Regular"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line-height="115%"/>
      <style:text-properties style:font-name="Adobe Garamond Pro"/>
    </style:style>
    <style:style style:name="P4" style:family="paragraph" style:parent-style-name="Droom_20_-_20_body">
      <style:paragraph-properties fo:line-height="115%"/>
      <style:text-properties style:font-name="Adobe Garamond Pro" fo:font-size="12pt" style:font-size-asian="12pt" style:font-size-complex="12pt"/>
    </style:style>
    <style:style style:name="P5" style:family="paragraph" style:parent-style-name="Droom_20_-_20_body">
      <style:text-properties fo:font-style="normal" style:font-style-asian="normal" style:font-style-complex="normal"/>
    </style:style>
    <style:style style:name="P6" style:family="paragraph" style:parent-style-name="Droom_20_-_20_H3">
      <style:paragraph-properties fo:break-before="page"/>
    </style:style>
    <style:style style:name="P7" style:family="paragraph" style:parent-style-name="Droom_20_-_20_H1">
      <style:text-properties fo:font-size="96pt" style:font-size-asian="96pt" style:font-size-complex="96pt"/>
    </style:style>
    <style:style style:name="P8"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9" style:family="paragraph" style:parent-style-name="Droom_20_-_20_body" style:list-style-name="L2"/>
    <style:style style:name="P10" style:family="paragraph" style:parent-style-name="Droom_20_-_20_body" style:list-style-name="L3"/>
    <style:style style:name="P11" style:family="paragraph" style:parent-style-name="Droom_20_-_20_body" style:list-style-name="L1">
      <style:paragraph-properties fo:text-align="center" style:justify-single-word="false"/>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Droom_20_-_20_H3">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font-name="Adobe Garamond Pro"/>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oom</text:h>
      <text:list xml:id="list1352299139" text:style-name="L1">
        <text:list-item>
          <text:p text:style-name="P8">A space shoot'em up written in actionscript 3.</text:p>
          <text:p text:style-name="P11"><text:span text:style-name="T6">By: Ola Lundén, KY-Akademien 2010</text:span></text:p>
        </text:list-item>
      </text:list>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room_20_-_20_H3"/>
          </text:index-source-styles>
          <text:index-source-styles text:outline-level="2">
            <text:index-source-style text:style-name="Droom_20_-_20_H4"/>
          </text:index-source-styles>
        </text:table-of-content-source>
        <text:index-body>
          <text:index-title text:style-name="Sect2" text:name="Table of Contents1_Head">
            <text:p text:style-name="P12">Table of Contents</text:p>
          </text:index-title>
          <text:p text:style-name="P15">Summary<text:tab/>3</text:p>
          <text:p text:style-name="P15">Background<text:tab/>3</text:p>
          <text:p text:style-name="P15">Goal<text:tab/>4</text:p>
          <text:p text:style-name="P15">Limits<text:tab/>4</text:p>
          <text:p text:style-name="P15">Presentation<text:tab/>5</text:p>
          <text:p text:style-name="P13">Tools used in the project<text:tab/>5</text:p>
          <text:p text:style-name="P15">Result<text:tab/>6</text:p>
          <text:p text:style-name="P15">Conclusion / Discussion<text:tab/>6</text:p>
          <text:p text:style-name="P15">Improvements<text:tab/>6</text:p>
          <text:p text:style-name="P13">More levels<text:tab/>6</text:p>
          <text:p text:style-name="P13">Score board<text:tab/>6</text:p>
          <text:p text:style-name="P13">Sound<text:tab/>6</text:p>
          <text:p text:style-name="P13">Movement patterns<text:tab/>7</text:p>
          <text:p text:style-name="P13">Introduction story<text:tab/>7</text:p>
        </text:index-body>
      </text:table-of-content>
      <text:p text:style-name="Droom_20_-_20_H3"/>
      <text:p text:style-name="P6">Summary</text:p>
      <text:p text:style-name="Droom_20_-_20_body">written last</text:p>
      <text:p text:style-name="Standard"/>
      <text:p text:style-name="Droom_20_-_20_H3">Background</text:p>
      <text:p text:style-name="Droom_20_-_20_body">I started developing the idea for this game some years ago in Actionscript 2. I was programming it in my spare time. The idea was to make it feel something like the old Commodore 64 games such as Nemesis, Asteroids and Space Invaders but adding the twist of the new era of computer languages and graphics. Since I am not really a graphics designer but I still like the chance of playing around with game art, I have many times found myself caught up for hours working with the game graphics for example minute details like the movement of an antenna on a Drone ship. </text:p>
      <text:p text:style-name="Droom_20_-_20_body"/>
      <text:p text:style-name="Droom_20_-_20_body">When I had the first part of the game almost done the release of Actionscript 3 came out on the market and due to this I thought it would be a good idea to rewrite the game. The task at first proved to be somewhat more daunting then I had imagined so I put in the project into hibernation. This gave me the time to read up on the new Actionscript 3 giving me the knowledge to continue with the development of the project leading to the current version you can see today.</text:p>
      <text:p text:style-name="Droom_20_-_20_body"/>
      <text:p text:style-name="Droom_20_-_20_body">In the autumn of 2009 I enrolled in an education and thought formed that this could be the place to continue with the project and finish what I have started. Once again I found myself pressed for time and hence I was forced to revaluate the scale of the project. During this process I finally <text:s/>realized that this was an ideal final project in which I could freely set my own goals and how to achieve them. </text:p>
      <text:p text:style-name="Droom_20_-_20_body"/>
      <text:p text:style-name="P6">Goal</text:p>
      <text:p text:style-name="Droom_20_-_20_body">The goal for this project was to get it in its new shape, that is transform it from its old code base written in as2 to as3. Also I wanted to try and adapt a more self documented code.</text:p>
      <text:p text:style-name="Droom_20_-_20_body">At the beginning these were my goals:</text:p>
      <text:list xml:id="list1573627502" text:style-name="L2">
        <text:list-item>
          <text:p text:style-name="P9">one level</text:p>
        </text:list-item>
        <text:list-item>
          <text:p text:style-name="P9">two types of enemies</text:p>
        </text:list-item>
        <text:list-item>
          <text:p text:style-name="P9">one end level boss</text:p>
        </text:list-item>
        <text:list-item>
          <text:p text:style-name="P9">bonus items to shoot down to receive power ups for the ship</text:p>
        </text:list-item>
        <text:list-item>
          <text:p text:style-name="P9">start screen</text:p>
        </text:list-item>
        <text:list-item>
          <text:p text:style-name="P9">end screen when you die</text:p>
        </text:list-item>
        <text:list-item>
          <text:p text:style-name="P9">game theme</text:p>
        </text:list-item>
      </text:list>
      <text:p text:style-name="Standard"/>
      <text:p text:style-name="Standard"/>
      <text:p text:style-name="Droom_20_-_20_H3">Limits</text:p>
      <text:p text:style-name="Droom_20_-_20_body"><text:span text:style-name="T5">The time set for the project has been a delimiting factor which has made me attach less focus to some goals and some were removed altogether furthermore a</text:span><text:span text:style-name="T5">nother limiting factor is that I am mainly a programmer and not a designer. Since this game is entirely developed by me there is a natural limit for the music composition and design.</text:span></text:p>
      <text:p text:style-name="P6">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Droom_20_-_20_body">The Drone is the first encounter with enemies that player will have. The ship enter the scene from right and always exists on the left. If they do not get shot down they are removed from the game as well when they disappear in sight. Each Drone will stand a maximum of one hit from the players gun.</text:p>
      <text:p text:style-name="Droom_20_-_20_body"/>
      <text:p text:style-name="Droom_20_-_20_body">After four waves a Battle cruiser enters to claim vengeance for all the killed Drones and it will stay on stage as long as it takes the player to gun it down. When the player manages to destroy the Battle cruiser the player has made ten direct hits which will cause the Battle cruiser to explode.</text:p>
      <text:p text:style-name="Droom_20_-_20_body"/>
      <text:p text:style-name="Droom_20_-_20_body">Now when three waves of Drones and Battle cruisers has passed the ever so fearsome Jem'Hadar will come to the rescue and finally put this crusade to an end. Jem'Hadar is a tough and mean encounter, he will stand 20 direct hits from the player. He is also equipped with the double alien blasters so the player will really have to prove their flying abilities.</text:p>
      <text:p text:style-name="Droom_20_-_20_body"><text:s/></text:p>
      <text:p text:style-name="Droom_20_-_20_body">The game point reward is as follows:</text:p>
      <text:list xml:id="list1997747839" text:style-name="L3">
        <text:list-item>
          <text:p text:style-name="P10">Drone 50 points</text:p>
        </text:list-item>
        <text:list-item>
          <text:p text:style-name="P10">Battle cruiser 500 points</text:p>
        </text:list-item>
        <text:list-item>
          <text:p text:style-name="P10">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text:note text:id="ftn1" text:note-class="footnote"><text:note-citation>1</text:note-citation><text:note-body><text:p text:style-name="Footnote">http://en.wikipedia.org/wiki/Git_(software) (20101203)</text:p></text:note-body></text:note></text:span><text:span text:style-name="T2">GIT </text:span><text:span text:style-name="T4">(a 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P5"/>
      <text:p text:style-name="P4"><text:span text:style-name="T2"><text:note text:id="ftn2" text:note-class="footnote"><text:note-citation>2</text:note-citation><text:note-body><text:p text:style-name="Footnote">http://en.wikipedia.org/wiki/Markdown (20101203)</text:p></text:note-body></text:note></text:span><text:span text:style-name="T2">Markdown</text:span>, a lightweight markup language for documentation on Github that is converted to valid HTML. For example if you want to define a header just type a hash sign (#) infront of the header and it will convert to &lt;h1&gt;, two hash sign equals &lt;h2&gt; and so on.</text:p>
      <text:p text:style-name="Droom_20_-_20_body"><text:soft-page-break/></text:p>
      <text:p text:style-name="Droom_20_-_20_H3">Result</text:p>
      <text:p text:style-name="Droom_20_-_20_body">The project in the final form of the game can be found in a working version on the following website: <text:a xlink:type="simple" xlink:href="http://www.droom.fickla.nu/"><text:span text:style-name="T1">http://www.droom.fickla.nu</text:span></text:a></text:p>
      <text:p text:style-name="P2"/>
      <text:p text:style-name="Droom_20_-_20_body">The source code for the project can be downloaded and used to make your own versions of the game thus working as a template for other similar games, feel free to use the source code and make contact if you have ideas concerning improvements or just interest in this type of project. The following link will get you to the home of the project: <text:a xlink:type="simple" xlink:href="https://github.com/ollu/Droom"><text:span text:style-name="T1">https://github.com/ollu/Droom</text:span></text:a></text:p>
      <text:p text:style-name="Droom_20_-_20_body">If you are not familiar with github or GIT in general this online book will teach you all about how to install and use GIT/-hub so that you can clone the project and start working.</text:p>
      <text:p text:style-name="Standard"/>
      <text:p text:style-name="Standard"/>
      <text:p text:style-name="Droom_20_-_20_H3">Conclusion / Discussion</text:p>
      <text:p text:style-name="Droom_20_-_20_body">Why didn't I reach the goals that were set up in the beginning of the project, well for one reason I think that they were a little to enthusiastic. I should have thought it through more thoroughly and more distinct defined the goal for the project. If I would have sat the goals for today they would have been more like designing the world class that controls the whole game and nothing more. </text:p>
      <text:p text:style-name="Droom_20_-_20_body"/>
      <text:p text:style-name="Droom_20_-_20_body">Another part is that this report took more time to write than I had expected and in my opinion I think that the report could get much less attention since the the core of the education is programming. Do not get me wrong because I think it is important to be able write descent reports and <text:s/>to be forced to think through what you have done as well. I would have liked seeing it getting more attention as well as more time at least 4 weeks. If you are supposed to write a report consisting of 6-10 pages three weeks is not enough to pull something real off.</text:p>
      <text:p text:style-name="Droom_20_-_20_body"/>
      <text:p text:style-name="Droom_20_-_20_body"/>
      <text:p text:style-name="Standard"/>
      <text:p text:style-name="Standard"/>
      <text:p text:style-name="Droom_20_-_20_H3"/>
      <text:p text:style-name="P6">Improvements</text:p>
      <text:p text:style-name="Droom_20_-_20_body">What can be done from this point on to improve the gaming experience? I have listed what I think is the most important improvements that can be made.</text:p>
      <text:p text:style-name="Droom_20_-_20_H4"/>
      <text:p text:style-name="Droom_20_-_20_H4">More levels</text:p>
      <text:p text:style-name="P3">Adding more levels with a variety of different monsters furthermore bonus levels should be added where you can prove your flying skill or master your shooting accuracy. The later parts to enhance the feeling that you gain skill as you progress through the game.</text:p>
      <text:p text:style-name="P3"/>
      <text:p text:style-name="Droom_20_-_20_H4">Score board</text:p>
      <text:p text:style-name="Droom_20_-_20_body">The player will have the option in the end of the game to register on a score board to compete with other players. It should be written in PHP since I would like to keep this as much to open source as possible even though I know that Flash isn't open source implement I did not want to get caught in another open source programming language.</text:p>
      <text:p text:style-name="Standard"/>
      <text:p text:style-name="Droom_20_-_20_H4">Sound</text:p>
      <text:p text:style-name="Droom_20_-_20_body">Adding audio for specific parts of the game for example when the hero ship is moving, shooting and taking hits. Also giving specific sounds to bosses and or levels would also be an improvement. This will most certainly enhance the gaming experince.</text:p>
      <text:p text:style-name="Droom_20_-_20_body"/>
      <text:p text:style-name="Droom_20_-_20_H4">Movement patterns</text:p>
      <text:p text:style-name="Droom_20_-_20_body">Make each wave have its own movement pattern thus making it feel more unique and also harder for the player to discern a pattern.</text:p>
      <text:p text:style-name="Droom_20_-_20_body"/>
      <text:p text:style-name="Droom_20_-_20_H4">Introduction story</text:p>
      <text:p text:style-name="Droom_20_-_20_body">Making up a good background story and telling it in a stirring and engaging way will bring the player into the mindset of the game and by this once again quite easily enhancing the gaming experi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OpenSymbol" svg:font-family="OpenSymbol"/>
    <style:font-face style:name="Adobe Caslon Pro Bold" svg:font-family="'Adobe Caslon Pro Bold'" style:font-adornments="Regular"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text-properties style:font-name="Adobe Garamond Pro Bold" fo:font-size="18pt" fo:font-weight="normal" style:font-size-asian="18pt" style:font-weight-asian="normal" style:font-size-complex="18pt" style:font-weight-complex="normal"/>
    </style:style>
    <style:style style:name="Droom_20_-_20_body" style:display-name="Droom - body" style:family="paragraph" style:auto-update="true" style:class="text">
      <style:paragraph-properties fo:line-height="115%"/>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text-indent="0in" style:auto-text-indent="false"/>
      <style:text-properties style:font-name="Adobe Caslon Pro Bold" fo:font-size="14pt" style:font-size-asian="14pt" style:font-size-complex="14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KY-Akademien 2010<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3T18:45:40</dc:date>
    <dc:creator>Ola Lundén</dc:creator>
    <meta:editing-duration>PT33H18M56S</meta:editing-duration>
    <meta:editing-cycles>155</meta:editing-cycles>
    <meta:generator>OpenOffice.org/3.2$Unix OpenOffice.org_project/320m18$Build-9502</meta:generator>
    <meta:printed-by>Ola Lundén</meta:printed-by>
    <meta:print-date>2010-12-03T09:12:49</meta:print-date>
    <meta:document-statistic meta:table-count="0" meta:image-count="0" meta:object-count="0" meta:page-count="7" meta:paragraph-count="74" meta:word-count="1508" meta:character-count="8114"/>
  </office:meta>
</office:document-meta>
</file>